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ethylated</text:p>
          </table:table-cell>
          <table:table-cell table:number-columns-repeated="2"/>
          <table:table-cell office:value-type="string" calcext:value-type="string">
            <text:p>phenylated</text:p>
          </table:table-cell>
        </table:table-row>
        <table:table-row table:style-name="ro1">
          <table:table-cell office:value-type="string" calcext:value-type="string">
            <text:p>c1h1</text:p>
          </table:table-cell>
          <table:table-cell office:value-type="float" office:value="1.0949" calcext:value-type="float">
            <text:p>1.0949</text:p>
          </table:table-cell>
          <table:table-cell/>
          <table:table-cell office:value-type="string" calcext:value-type="string">
            <text:p>c1h1</text:p>
          </table:table-cell>
        </table:table-row>
        <table:table-row table:style-name="ro1">
          <table:table-cell office:value-type="string" calcext:value-type="string">
            <text:p>c1h2</text:p>
          </table:table-cell>
          <table:table-cell office:value-type="float" office:value="1.0957" calcext:value-type="float">
            <text:p>1.0957</text:p>
          </table:table-cell>
          <table:table-cell/>
          <table:table-cell office:value-type="string" calcext:value-type="string">
            <text:p>c1h2</text:p>
          </table:table-cell>
        </table:table-row>
        <table:table-row table:style-name="ro1">
          <table:table-cell office:value-type="string" calcext:value-type="string">
            <text:p>c1h3</text:p>
          </table:table-cell>
          <table:table-cell office:value-type="float" office:value="1.0955" calcext:value-type="float">
            <text:p>1.0955</text:p>
          </table:table-cell>
          <table:table-cell/>
          <table:table-cell office:value-type="string" calcext:value-type="string">
            <text:p>c1h3</text:p>
          </table:table-cell>
        </table:table-row>
        <table:table-row table:style-name="ro1">
          <table:table-cell office:value-type="string" calcext:value-type="string">
            <text:p>c2h1</text:p>
          </table:table-cell>
          <table:table-cell office:value-type="float" office:value="1.0948" calcext:value-type="float">
            <text:p>1.0948</text:p>
          </table:table-cell>
          <table:table-cell/>
          <table:table-cell office:value-type="string" calcext:value-type="string">
            <text:p>c2h1</text:p>
          </table:table-cell>
        </table:table-row>
        <table:table-row table:style-name="ro1">
          <table:table-cell office:value-type="string" calcext:value-type="string">
            <text:p>c2h2</text:p>
          </table:table-cell>
          <table:table-cell office:value-type="float" office:value="1.0952" calcext:value-type="float">
            <text:p>1.0952</text:p>
          </table:table-cell>
          <table:table-cell/>
          <table:table-cell office:value-type="string" calcext:value-type="string">
            <text:p>c2h2</text:p>
          </table:table-cell>
        </table:table-row>
        <table:table-row table:style-name="ro1">
          <table:table-cell office:value-type="string" calcext:value-type="string">
            <text:p>c2h3</text:p>
          </table:table-cell>
          <table:table-cell office:value-type="float" office:value="1.0952" calcext:value-type="float">
            <text:p>1.0952</text:p>
          </table:table-cell>
          <table:table-cell/>
          <table:table-cell office:value-type="string" calcext:value-type="string">
            <text:p>c2h3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table:formula="of:=AVERAGE([.B2:.B7])" office:value-type="float" office:value="1.09521666666667" calcext:value-type="float">
            <text:p>1.09521666666667</text:p>
          </table:table-cell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stabw</text:p>
          </table:table-cell>
          <table:table-cell table:formula="of:=STDEV([.B2:.B7])" office:value-type="float" office:value="0.00034302575219164" calcext:value-type="float">
            <text:p>0.000343025752192</text:p>
          </table:table-cell>
          <table:table-cell/>
          <table:table-cell office:value-type="string" calcext:value-type="string">
            <text:p>stab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3:38:03.828479341</meta:creation-date>
    <dc:date>2024-03-07T16:17:38.928585150</dc:date>
    <meta:editing-duration>PT19M25S</meta:editing-duration>
    <meta:editing-cycles>2</meta:editing-cycles>
    <meta:generator>LibreOffice/7.0.4.2$Linux_X86_64 LibreOffice_project/00$Build-2</meta:generator>
    <meta:document-statistic meta:table-count="1" meta:cell-count="26" meta:object-count="0"/>
  </office:meta>
</office:document-meta>
</file>